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063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438in"/>
    </style:style>
    <style:style style:name="Table1.1" style:family="table-row">
      <style:table-row-properties style:min-row-height="0.63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style:use-window-font-color="true"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sley Tredinnick</text:p>
      <text:p text:style-name="P1"><text:a xlink:type="simple" xlink:href="mailto:wes86@siu.edu"><text:span text:style-name="T1">wes86@siu.edu</text:span></text:a></text:p>
      <text:p text:style-name="P3">630-202-1097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ermanent Address:</text:p>
            <text:p text:style-name="P4">1493 W Galena Blvd</text:p>
            <text:p text:style-name="P4">Aurora, IL 60506</text:p>
          </table:table-cell>
          <table:table-cell table:style-name="Table1.A1" office:value-type="string">
            <text:p text:style-name="P6">College Address:</text:p>
            <text:p text:style-name="P7">275 Neely Drive Room 1628</text:p>
            <text:p text:style-name="P7">Carbondale, IL 62901</text:p>
          </table:table-cell>
        </table:table-row>
      </table:table>
      <text:p text:style-name="P14">OBJECTIVE</text:p>
      <text:p text:style-name="P2"/>
      <text:p text:style-name="P2"><text:tab/><text:span text:style-name="T2">Seeking an Electrical Engineering internship beginning Summer 2009</text:span><text:tab/></text:p>
      <text:p text:style-name="P2"/>
      <text:p text:style-name="P14">EDUCATION</text:p>
      <text:p text:style-name="P2"/>
      <text:p text:style-name="P2"><text:tab/><text:span text:style-name="T2">Bachelor of Science in Electrical Engineering, December 2009</text:span></text:p>
      <text:p text:style-name="P2"><text:span text:style-name="T2"><text:tab/>Southern Illinois University, Carbondale, IL 62901</text:span></text:p>
      <text:p text:style-name="P2"><text:span text:style-name="T2"><text:tab/></text:span></text:p>
      <text:p text:style-name="P14">EXPERIENCE</text:p>
      <text:p text:style-name="P1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Customer Service, Target – Marion, IL</text:p>
          </table:table-cell>
          <table:table-cell table:style-name="Table2.A1" office:value-type="string">
            <text:p text:style-name="P16">May 2008 - Present</text:p>
          </table:table-cell>
        </table:table-row>
      </table:table>
      <text:list xml:id="list35151865" text:style-name="L1">
        <text:list-item>
          <text:p text:style-name="P10"><text:span text:style-name="T2">Assist customers in finding products</text:span></text:p>
        </text:list-item>
        <text:list-item>
          <text:p text:style-name="P10"><text:span text:style-name="T2">Unload trailer, stock floor, and backstock products</text:span></text:p>
        </text:list-item>
        <text:list-item>
          <text:p text:style-name="P10"><text:span text:style-name="T2">Work in team to efficiently stock the floor</text:span></text:p>
        </text:list-item>
      </text:list>
      <text:p text:style-name="P9"><text:span text:style-name="T2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5">Cashier, Culver's Restaurant – Aurora, IL</text:p>
          </table:table-cell>
          <table:table-cell table:style-name="Table3.A1" office:value-type="string">
            <text:p text:style-name="P16">May 2007 – August 2007</text:p>
          </table:table-cell>
        </table:table-row>
        <table:table-row>
          <table:table-cell table:style-name="Table3.A1" office:value-type="string">
            <text:p text:style-name="P16">Addison, IL <text:s text:c="9"/></text:p>
          </table:table-cell>
          <table:table-cell table:style-name="Table3.A1" office:value-type="string">
            <text:p text:style-name="P16">December 2004 – August 2005</text:p>
          </table:table-cell>
        </table:table-row>
      </table:table>
      <text:list xml:id="list35219243" text:style-name="L2">
        <text:list-item>
          <text:p text:style-name="P11"><text:span text:style-name="T2">Ran the cash register by taking orders and handling transactions</text:span></text:p>
        </text:list-item>
        <text:list-item>
          <text:p text:style-name="P11"><text:span text:style-name="T2">Operated the shake and custard machine</text:span></text:p>
        </text:list-item>
        <text:list-item>
          <text:p text:style-name="P11"><text:span text:style-name="T2">Maintained a clean dining room while making sure the guests were satisfied</text:span></text:p>
          <text:p text:style-name="P11"><text:span text:style-name="T2"/></text:p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5">Assistant, Stanley Consultants – Chicago, IL</text:p>
          </table:table-cell>
          <table:table-cell table:style-name="Table4.A1" office:value-type="string">
            <text:p text:style-name="P16">May 2003 – August 2003</text:p>
          </table:table-cell>
        </table:table-row>
      </table:table>
      <text:list xml:id="list35283082" text:style-name="L3">
        <text:list-item>
          <text:p text:style-name="P12"><text:span text:style-name="T2">Copied, filed, and organized documents</text:span></text:p>
        </text:list-item>
        <text:list-item>
          <text:p text:style-name="P12"><text:span text:style-name="T2">Drove construction plans to IDOT</text:span></text:p>
        </text:list-item>
        <text:list-item>
          <text:p text:style-name="P12"><text:span text:style-name="T2">Assisted engineers with tasks such as creating spreadsheets for items, copying backup files for lawyers, and retrieving information on past projects</text:span></text:p>
        </text:list-item>
      </text:list>
      <text:p text:style-name="P2"/>
      <text:p text:style-name="P2"/>
      <text:p text:style-name="P14">HONORS/AWARDS</text:p>
      <text:p text:style-name="P14"/>
      <text:list xml:id="list35267983" text:style-name="L4">
        <text:list-item>
          <text:p text:style-name="P13">Dean's List – Fall 2005, Spring 2006, Spring 2007</text:p>
        </text:list-item>
        <text:list-item>
          <text:p text:style-name="P13">University Honors Program</text:p>
        </text:list-item>
        <text:list-item>
          <text:p text:style-name="P13">Culver's Employee of the Month – May 200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2T17:14:51.97</meta:creation-date>
    <dc:date>2008-11-11T15:25:12.55</dc:date>
    <meta:editing-duration>PT01H50M49S</meta:editing-duration>
    <meta:editing-cycles>27</meta:editing-cycles>
    <meta:generator>OpenOffice.org/3.0$Win32 OpenOffice.org_project/300m9$Build-9358</meta:generator>
    <meta:document-statistic meta:table-count="4" meta:image-count="0" meta:object-count="0" meta:page-count="1" meta:paragraph-count="37" meta:word-count="199" meta:character-count="1260"/>
    <meta:user-defined meta:name="Info 1"/>
    <meta:user-defined meta:name="Info 2"/>
    <meta:user-defined meta:name="Info 3"/>
    <meta:user-defined meta:name="Info 4"/>
  </office:meta>
</office:document-meta>
</file>